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10000076C000002BF9DD5315286A9FC6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2" svg:font-family="'Ubuntu Mono'" style:font-pitch="variable"/>
  </office:font-face-decls>
  <office:automatic-styles>
    <style:style style:name="dp1" style:family="drawing-page">
      <style:drawing-page-properties draw:fill="bitmap" draw:fill-image-name="background" style:repeat="stretch" draw:fill-image-ref-point-x="0%" draw:fill-image-ref-point-y="0%" draw:fill-image-ref-point="center"/>
    </style:style>
    <style:style style:name="gr1" style:family="graphic" style:parent-style-name="objectwithoutfill">
      <style:graphic-properties svg:stroke-width="0cm" svg:stroke-color="#ff0000" draw:marker-start="Arrowheads_20_2" draw:marker-start-width="0.21cm" draw:marker-end="Arrowheads_20_1" draw:marker-end-width="0.21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4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bf0041" loext:opacity="100%" style:font-name="Ubuntu Mono1"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bf0041" loext:opacity="100%" style:font-name="Ubuntu Mono1" fo:font-size="9pt"/>
    </style:style>
    <style:style style:name="T1" style:family="text">
      <style:text-properties fo:color="#bf0041" loext:opacity="100%" style:font-name="Ubuntu Mono1" fo:font-size="12pt"/>
    </style:style>
    <style:style style:name="T2" style:family="text">
      <style:text-properties fo:color="#bf0041" loext:opacity="100%" style:font-name="Ubuntu Mono1"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5cm" svg:y1="2.5cm" svg:x2="26.75cm" svg:y2="2.5cm">
          <text:p/>
        </draw:line>
        <draw:frame draw:style-name="gr2" draw:text-style-name="P2" draw:layer="layout" svg:width="2.5cm" svg:height="1.097cm" svg:x="18.75cm" svg:y="1.903cm">
          <draw:text-box>
            <text:p><text:span text:style-name="T1">570px</text:span></text:p>
          </draw:text-box>
        </draw:frame>
        <draw:line draw:style-name="gr1" draw:text-style-name="P1" draw:layer="layout" svg:x1="13cm" svg:y1="9.75cm" svg:x2="25.5cm" svg:y2="9.75cm">
          <text:p/>
        </draw:line>
        <draw:frame draw:style-name="gr2" draw:text-style-name="P2" draw:layer="layout" svg:width="2cm" svg:height="1.097cm" svg:x="18.25cm" svg:y="9.25cm">
          <draw:text-box>
            <text:p><text:span text:style-name="T1">450px</text:span></text:p>
          </draw:text-box>
        </draw:frame>
        <draw:frame draw:style-name="gr3" draw:text-style-name="P2" draw:layer="layout" svg:width="1.5cm" svg:height="1cm" svg:x="11.75cm" svg:y="6cm">
          <draw:text-box>
            <text:p><text:span text:style-name="T1">60px</text:span></text:p>
          </draw:text-box>
        </draw:frame>
        <draw:line draw:style-name="gr1" draw:text-style-name="P1" draw:layer="layout" svg:x1="12.936cm" svg:y1="6.75cm" svg:x2="11.5cm" svg:y2="6.75cm">
          <text:p/>
        </draw:line>
        <draw:line draw:style-name="gr1" draw:text-style-name="P1" draw:layer="layout" svg:x1="13.75cm" svg:y1="3cm" svg:x2="13.75cm" svg:y2="4.75cm">
          <text:p/>
        </draw:line>
        <draw:frame draw:style-name="gr4" draw:text-style-name="P3" draw:layer="layout" svg:width="3.5cm" svg:height="0.887cm" svg:x="20cm" svg:y="10.863cm">
          <draw:text-box>
            <text:p><text:span text:style-name="T2">font-size : 14px</text:span></text:p>
          </draw:text-box>
        </draw:frame>
        <draw:frame draw:style-name="gr5" draw:text-style-name="P3" draw:layer="layout" svg:width="7.25cm" svg:height="0.569cm" svg:x="15.25cm" svg:y="5cm">
          <draw:text-box>
            <text:p><text:span text:style-name="T2">font-size : 32px</text:span></text:p>
          </draw:text-box>
        </draw:frame>
        <draw:frame draw:style-name="gr6" draw:text-style-name="P2" draw:layer="layout" svg:width="13cm" svg:height="4.058cm" svg:x="24.75cm" svg:y="4.25cm">
          <draw:text-box>
            <text:p><text:span text:style-name="T1">For input fields : </text:span></text:p>
            <text:p><text:span text:style-name="T1">- Outline in green when focused (see CSS propety outline)</text:span></text:p>
            <text:p><text:span text:style-name="T1">- Outline in red when the email input is invalid (use CSS color red)</text:span></text:p>
            <text:p><text:span text:style-name="T1"/></text:p>
            <text:p><text:span text:style-name="T1">See input "placeholder" attribute in order to do the placeholders</text:span></text:p>
            <text:p><text:span text:style-name="T1">Both input fields must be "required", you cannot submit the form if they are empty, or if the email is invalid</text:span></text:p>
          </draw:text-box>
        </draw:frame>
        <draw:frame draw:style-name="gr3" draw:text-style-name="P2" draw:layer="layout" svg:width="1.5cm" svg:height="1cm" svg:x="12.45cm" svg:y="3.4cm">
          <draw:text-box>
            <text:p><text:span text:style-name="T1">67px</text:span></text:p>
          </draw:text-box>
        </draw:frame>
        <draw:line draw:style-name="gr1" draw:text-style-name="P1" draw:layer="layout" svg:x1="14.75cm" svg:y1="11.5cm" svg:x2="14.75cm" svg:y2="12.75cm">
          <text:p/>
        </draw:line>
        <draw:frame draw:style-name="gr7" draw:text-style-name="P2" draw:layer="layout" svg:width="1.5cm" svg:height="0.714cm" svg:x="13.45cm" svg:y="11.786cm">
          <draw:text-box>
            <text:p><text:span text:style-name="T1">60px</text:span></text:p>
          </draw:text-box>
        </draw:frame>
        <draw:frame draw:style-name="gr4" draw:text-style-name="P3" draw:layer="layout" svg:width="3.5cm" svg:height="0.887cm" svg:x="14.7cm" svg:y="6.464cm">
          <draw:text-box>
            <text:p><text:span text:style-name="T2">font-size : 16px</text:span></text:p>
          </draw:text-box>
        </draw:frame>
        <draw:line draw:style-name="gr1" draw:text-style-name="P1" draw:layer="layout" svg:x1="12.65cm" svg:y1="10.2cm" svg:x2="12.65cm" svg:y2="11.45cm">
          <text:p/>
        </draw:line>
        <draw:frame draw:style-name="gr7" draw:text-style-name="P2" draw:layer="layout" svg:width="1.5cm" svg:height="0.714cm" svg:x="11.35cm" svg:y="10.486cm">
          <draw:text-box>
            <text:p><text:span text:style-name="T1">42px</text:span></text:p>
          </draw:text-box>
        </draw:frame>
        <draw:line draw:style-name="gr1" draw:text-style-name="P1" draw:layer="layout" svg:x1="12.65cm" svg:y1="8.2cm" svg:x2="12.65cm" svg:y2="9.45cm">
          <text:p/>
        </draw:line>
        <draw:frame draw:style-name="gr7" draw:text-style-name="P2" draw:layer="layout" svg:width="1.5cm" svg:height="0.714cm" svg:x="11.35cm" svg:y="8.486cm">
          <draw:text-box>
            <text:p><text:span text:style-name="T1">45p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  <style:font-face style:name="Ubuntu Mono1" svg:font-family="'Ubuntu Mono'" style:font-adornments="Regular" style:font-pitch="fixed"/>
    <style:font-face style:name="Ubuntu Mono2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10000076C000002BF9DD5315286A9FC60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cm" fo:page-height="14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9-11T12:25:25.622984784</meta:creation-date>
    <dc:date>2022-09-18T21:49:53.928018442</dc:date>
    <meta:editing-duration>PT9M45S</meta:editing-duration>
    <meta:editing-cycles>4</meta:editing-cycles>
    <meta:generator>LibreOffice/7.3.5.2$Linux_X86_64 LibreOffice_project/30$Build-2</meta:generator>
    <meta:document-statistic meta:object-count="18"/>
  </office:meta>
</office:document-meta>
</file>